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673000004FB5712724B.png" manifest:media-type="image/png"/>
  <manifest:file-entry manifest:full-path="Pictures/100002010000069E000003E6E1328C8E.png" manifest:media-type="image/png"/>
  <manifest:file-entry manifest:full-path="Pictures/10000000000000E7000000DA0C415362.jpg" manifest:media-type="image/jpeg"/>
  <manifest:file-entry manifest:full-path="Pictures/10000000000007BB000005427330639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2cm, 1.185cm, 0.394cm, 1.22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4.244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2.375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848cm" svg:height="18.288cm" draw:transform="rotate (-1.5707963267949) translate (20.8cm 0.596cm)">
          <draw:image xlink:href="Pictures/10000000000007BB000005427330639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9.039cm" svg:height="8.53cm" svg:x="1.105cm" svg:y="1.16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9.039cm" svg:height="8.53cm" svg:x="10.63cm" svg:y="1.16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1.254cm" svg:y="9.996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7.985cm" svg:y="9.997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14.589cm" svg:y="9.998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1.255cm" svg:y="15.859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7.986cm" svg:y="15.86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14.59cm" svg:y="15.861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1.256cm" svg:y="21.574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7.987cm" svg:y="21.575cm">
          <draw:image xlink:href="Pictures/10000000000000E7000000DA0C415362.jpg" xlink:type="simple" xlink:show="embed" xlink:actuate="onLoad">
            <text:p/>
          </draw:image>
        </draw:frame>
        <draw:frame draw:style-name="gr2" draw:text-style-name="P1" draw:layer="layout" svg:width="5.842cm" svg:height="5.513cm" svg:x="14.591cm" svg:y="21.576cm">
          <draw:image xlink:href="Pictures/10000000000000E7000000DA0C415362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7.163cm" svg:height="16.002cm" draw:transform="rotate (-1.5707963267949) translate (21.093cm 0.388cm)">
          <draw:image xlink:href="Pictures/100002010000069E000003E6E1328C8E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3" draw:text-style-name="P2" draw:layer="layout" svg:width="25.138cm" svg:height="20.143cm" draw:transform="rotate (-1.5707963267949) translate (20.79cm 1.481cm)">
          <draw:image xlink:href="Pictures/1000020100000673000004FB5712724B.png" xlink:type="simple" xlink:show="embed" xlink:actuate="onLoad">
            <text:p text:style-name="P1"><text:span text:style-name="T1">0</text:span></text:p>
          </draw:image>
        </draw:frame>
      </draw:page>
      <draw:page draw:name="page5" draw:style-name="dp1" draw:master-page-name="Default_5f_">
        <draw:frame draw:style-name="gr4" draw:text-style-name="P1" draw:layer="layout" svg:width="19.71cm" svg:height="27.686cm" svg:x="0.991cm" svg:y="-0.093cm">
          <draw:image xlink:href="Pictures/10000000000007BB0000054273306397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5" draw:text-style-name="P1" draw:layer="layout" svg:width="21.311cm" svg:height="27.686cm" svg:x="0.365cm" svg:y="-0.192cm">
          <draw:image xlink:href="Pictures/10000000000007BB00000542733063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6T13:44:13.951000000</meta:creation-date>
    <dc:date>2014-09-26T17:57:09.195000000</dc:date>
    <meta:editing-duration>PT14M3S</meta:editing-duration>
    <meta:editing-cycles>6</meta:editing-cycles>
    <meta:generator>LibreOffice/4.3.2.2$Windows_x86 LibreOffice_project/edfb5295ba211bd31ad47d0bad0118690f76407d</meta:generator>
    <meta:document-statistic meta:object-count="16"/>
  </office:meta>
</office:document-meta>
</file>